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font-style="normal" style:font-style-asian="normal" style:font-style-complex="normal"/>
    </style:style>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2"/>
    <style:style style:name="P12" style:family="paragraph" style:parent-style-name="Standard" style:list-style-name="L2"/>
    <style:style style:name="P13" style:family="paragraph" style:parent-style-name="Standard" style:list-style-name="L2"/>
    <style:style style:name="P14" style:family="paragraph" style:parent-style-name="Standard" style:list-style-name="L2"/>
    <style:style style:name="P15" style:family="paragraph" style:parent-style-name="Standard" style:list-style-name="L2"/>
    <style:style style:name="P16" style:family="paragraph" style:parent-style-name="Standard" style:list-style-name="L2"/>
    <style:style style:name="P17" style:family="paragraph" style:parent-style-name="Standard" style:list-style-name="L2"/>
    <style:style style:name="P18" style:family="paragraph" style:parent-style-name="Standard" style:list-style-name="L2"/>
    <style:style style:name="P19" style:family="paragraph" style:parent-style-name="Standard" style:list-style-name="L2">
      <style:text-properties fo:font-style="normal" style:font-style-asian="normal" style:font-style-complex="normal"/>
    </style:style>
    <style:style style:name="P20" style:family="paragraph" style:parent-style-name="Standard" style:list-style-name="L2">
      <style:text-properties fo:font-style="normal" style:font-style-asian="normal" style:font-style-complex="normal"/>
    </style:style>
    <style:style style:name="P21" style:family="paragraph" style:parent-style-name="Standard" style:list-style-name="L2">
      <style:text-properties fo:font-style="normal" style:font-style-asian="normal" style:font-style-complex="normal"/>
    </style:style>
    <style:style style:name="P22" style:family="paragraph" style:parent-style-name="Standard" style:list-style-name="L2"/>
    <style:style style:name="P23" style:family="paragraph" style:parent-style-name="Standard" style:list-style-name="L2"/>
    <style:style style:name="P24" style:family="paragraph" style:parent-style-name="Standard" style:list-style-name="L2"/>
    <style:style style:name="P25" style:family="paragraph" style:parent-style-name="Standard" style:list-style-name="L2"/>
    <style:style style:name="P26" style:family="paragraph" style:parent-style-name="Standard" style:list-style-name="L2"/>
    <style:style style:name="P27" style:family="paragraph" style:parent-style-name="Standard" style:list-style-name="L2"/>
    <style:style style:name="P28" style:family="paragraph" style:parent-style-name="Standard" style:list-style-name="L2"/>
    <style:style style:name="P29" style:family="paragraph" style:parent-style-name="Standard" style:list-style-name="L2"/>
    <style:style style:name="P30" style:family="paragraph" style:parent-style-name="Standard" style:list-style-name="L2"/>
    <style:style style:name="P31" style:family="paragraph" style:parent-style-name="Standard" style:list-style-name="L2"/>
    <style:style style:name="P32" style:family="paragraph" style:parent-style-name="Standard" style:list-style-name="L2"/>
    <style:style style:name="P33" style:family="paragraph" style:parent-style-name="Standard" style:list-style-name="L2"/>
    <style:style style:name="P34" style:family="paragraph" style:parent-style-name="Text_20_body" style:list-style-name="L3"/>
    <style:style style:name="P35" style:family="paragraph" style:parent-style-name="Text_20_body" style:list-style-name="L3">
      <style:paragraph-properties fo:margin-top="0cm" fo:margin-bottom="0cm"/>
    </style:style>
    <style:style style:name="P36" style:family="paragraph" style:parent-style-name="Text_20_body" style:list-style-name="L3">
      <style:paragraph-properties fo:margin-top="0cm" fo:margin-bottom="0cm"/>
    </style:style>
    <style:style style:name="P37" style:family="paragraph" style:parent-style-name="Text_20_body" style:list-style-name="L3">
      <style:paragraph-properties fo:margin-top="0cm" fo:margin-bottom="0cm"/>
    </style:style>
    <style:style style:name="P38" style:family="paragraph" style:parent-style-name="Text_20_body" style:list-style-name="L3">
      <style:paragraph-properties fo:margin-top="0cm" fo:margin-bottom="0cm"/>
    </style:style>
    <style:style style:name="P39" style:family="paragraph" style:parent-style-name="Text_20_body" style:list-style-name="L3">
      <style:paragraph-properties fo:margin-top="0cm" fo:margin-bottom="0cm"/>
    </style:style>
    <style:style style:name="P40" style:family="paragraph" style:parent-style-name="Text_20_body" style:list-style-name="L3">
      <style:paragraph-properties fo:margin-top="0cm" fo:margin-bottom="0cm"/>
    </style:style>
    <style:style style:name="P41" style:family="paragraph" style:parent-style-name="Preformatted_20_Text" style:list-style-name="L2">
      <style:text-properties fo:font-style="normal" style:font-style-asian="normal" style:font-style-complex="normal"/>
    </style:style>
    <style:style style:name="P42" style:family="paragraph" style:parent-style-name="Preformatted_20_Text" style:list-style-name="L2">
      <style:text-properties fo:font-style="normal" style:font-style-asian="normal" style:font-style-complex="normal"/>
    </style:style>
    <style:style style:name="P43" style:family="paragraph" style:parent-style-name="Preformatted_20_Text" style:list-style-name="L2"/>
    <style:style style:name="P44" style:family="paragraph" style:parent-style-name="Preformatted_20_Text" style:list-style-name="L2"/>
    <style:style style:name="P45" style:family="paragraph" style:parent-style-name="Preformatted_20_Text" style:list-style-name="L2"/>
    <style:style style:name="P46" style:family="paragraph" style:parent-style-name="Preformatted_20_Text" style:list-style-name="L2"/>
    <style:style style:name="P47" style:family="paragraph" style:parent-style-name="Preformatted_20_Text" style:list-style-name="L2"/>
    <style:style style:name="P48" style:family="paragraph" style:parent-style-name="Preformatted_20_Text" style:list-style-name="L2"/>
    <style:style style:name="P49" style:family="paragraph" style:parent-style-name="Preformatted_20_Text" style:list-style-name="L2"/>
    <style:style style:name="P50" style:family="paragraph" style:parent-style-name="Preformatted_20_Text" style:list-style-name="L2"/>
    <style:style style:name="P51" style:family="paragraph" style:parent-style-name="Preformatted_20_Text" style:list-style-name="L2"/>
    <style:style style:name="P52" style:family="paragraph" style:parent-style-name="Preformatted_20_Text" style:list-style-name="L2"/>
    <style:style style:name="P53" style:family="paragraph" style:parent-style-name="Preformatted_20_Text" style:list-style-name="L2"/>
    <style:style style:name="P54" style:family="paragraph" style:parent-style-name="Preformatted_20_Text" style:list-style-name="L2"/>
    <style:style style:name="P55" style:family="paragraph" style:parent-style-name="Preformatted_20_Text" style:list-style-name="L2"/>
    <style:style style:name="P56" style:family="paragraph" style:parent-style-name="Preformatted_20_Text" style:list-style-name="L2"/>
    <style:style style:name="P57" style:family="paragraph" style:parent-style-name="Preformatted_20_Text" style:list-style-name="L2"/>
    <style:style style:name="P58" style:family="paragraph" style:parent-style-name="Preformatted_20_Text" style:list-style-name="L4"/>
    <style:style style:name="P59" style:family="paragraph" style:parent-style-name="Preformatted_20_Text" style:list-style-name="L4"/>
    <style:style style:name="T1" style:family="text">
      <style:text-properties fo:font-style="normal" style:font-style-asian="normal" style:font-style-complex="normal"/>
    </style:style>
    <style:style style:name="T2" style:family="text">
      <style:text-properties style:text-underline-style="none"/>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eparación para la creación del repositorio EPSG a través del script de la base de datos EPSG para PostgreSQL utilizando HSQLDB en linux (Ubuntu en este tutorial).</text:p>
      <text:p text:style-name="Standard"/>
      <text:p text:style-name="Standard">Pasos previos:</text:p>
      <text:p text:style-name="Standard"/>
      <text:list text:style-name="L1">
        <text:list-item>
          <text:p text:style-name="P2">Descargar la base de datos de la página oficial: <text:a xlink:type="simple" xlink:href="http://www.epsg.org/">www.epsg.org</text:a>.</text:p>
        </text:list-item>
        <text:list-item>
          <text:p text:style-name="P2">Tener montado en eclipse el proyecto de hsql-epsg, del código fuente de geotools (dentro de los plugins de geotools).</text:p>
        </text:list-item>
        <text:list-item>
          <text:p text:style-name="P2">Copiar los ficheros de la base de datos en la carpeta donde contenga también los ficheros (dentro del proyecto de eclipse):</text:p>
          <text:list>
            <text:list-item>
              <text:p text:style-name="P2">PrepareForHSQL.xml</text:p>
            </text:list-item>
            <text:list-item>
              <text:p text:style-name="P2">hsqldb.jar (si el jar no está dentro de la carpeta, copiarlo y pegarlo dentro de la misma)</text:p>
            </text:list-item>
          </text:list>
        </text:list-item>
        <text:list-item>
          <text:p text:style-name="P2">Modificar PrepareForHSQL.xml poniendo dentro del mismo, la versión de la base de datos que vamos a convertir (es decir, los nombres de los 3 ficheros de la base de datos).</text:p>
        </text:list-item>
        <text:list-item>
          <text:p text:style-name="P2">Seguir las instrucciones que se dan dentro del paquete: org.geotools.referencing.factory.epsg --&gt; dentro de la carpeta doc-files existe una página llamada hsql.html donde se describe el proceso a realizar.</text:p>
        </text:list-item>
        <text:list-item>
          <text:p text:style-name="P2">Dentro del fichero de PrepareForHSQL.xml leer los comentarios previos, donde pone que hay que modificar algún fichero añadiendo o cambiando ciertos parámetros para el correcto funcionamiento del proceso.</text:p>
        </text:list-item>
      </text:list>
      <text:p text:style-name="Standard"/>
      <text:p text:style-name="Standard">Procesado:</text:p>
      <text:p text:style-name="Standard"/>
      <text:list text:style-name="L2">
        <text:list-item>
          <text:p text:style-name="P10">Ejecutar con el ant el fichero: PrepareForHSQL.xml.</text:p>
        </text:list-item>
        <text:list-item>
          <text:p text:style-name="P10">Ir a la carpeta doc-files/hsql donde se han guardado las bases de datos con los nombres a utilizar.</text:p>
        </text:list-item>
        <text:list-item>
          <text:p text:style-name="P10">Cambiar los datos requeridos por el fichero <text:s/>PrepareForHSQL.xml que se deben realizar a mano. Estos cambios son 3 principalmente:</text:p>
          <text:list>
            <text:list-item>
              <text:p text:style-name="P10">Cambiar el atributo UNIQUE añadiendo al final de la tabla: CONSTRAINT nombre_x UNIQUE ( parametro_unique ). Dentro del fichero de tablas.</text:p>
            </text:list-item>
            <text:list-item>
              <text:p text:style-name="P10">Entrar en el fichero de datos, y eliminar de la parte final del fichero todos los updates existentes, por ejemplo “UPDATE epsg_alias SET object_table_name = 'epsg_alias' WHERE object_table_name = 'Alias';”.</text:p>
            </text:list-item>
            <text:list-item>
              <text:p text:style-name="P10">Añadir al final de los 3 ficheros las instrucciones: </text:p>
              <text:list>
                <text:list-item>
                  <text:p text:style-name="P10">COMMIT; </text:p>
                </text:list-item>
                <text:list-item>
                  <text:p text:style-name="P10">SHUTDOWN;</text:p>
                </text:list-item>
              </text:list>
            </text:list-item>
          </text:list>
        </text:list-item>
        <text:list-item>
          <text:p text:style-name="P10">Abrir una terminal en la carpeta utilizada en 1, y poner las siguientes instrucciones:</text:p>
          <text:p text:style-name="P19"/>
          <text:list>
            <text:list-header>
              <text:p text:style-name="P41">java -cp hsqldb.jar org.hsqldb.util.SqlTool --autoCommit EPSG-admin HSQL/EPSG_Tables.sql</text:p>
              <text:p text:style-name="P43">java <text:span text:style-name="T1">-cp hsqldb.jar</text:span> org.hsqldb.util.SqlTool --autoCommit EPSG-admin HSQL/EPSG_Data.sql</text:p>
              <text:p text:style-name="P43">java <text:span text:style-name="T1">-cp hsqldb.jar</text:span> org.hsqldb.util.SqlTool --autoCommit EPSG-admin HSQL/EPSG_FKeys.sql</text:p>
            </text:list-header>
          </text:list>
          <text:p text:style-name="P43"/>
        </text:list-item>
        <text:list-item>
          <text:p text:style-name="P10">Ejecutar la siguiente instrucción:</text:p>
          <text:p text:style-name="P43"/>
          <text:p text:style-name="P43">java <text:span text:style-name="T1">-cp hsqldb.jar </text:span>org.hsqldb.util.DatabaseManagerSwing</text:p>
          <text:p text:style-name="P43"/>
        </text:list-item>
        <text:list-item>
          <text:p text:style-name="P10">Se abrirá un programa, en el que nos pedirá los datos de conexión a la base de datos. Rellenarlos:</text:p>
          <text:p text:style-name="P10"/>
          <text:p text:style-name="P43">Type: HSQL Database Engine Standalone</text:p>
          <text:p text:style-name="P43">Driver: org.hsqldb.jdbcDriver</text:p>
          <text:p text:style-name="P43">URL: jdbc:hsqldb:<text:span text:style-name="T2">file:/</text:span>home/jlgomez/xxxxx/EPSG (ruta donde está la base de datos)</text:p>
          <text:p text:style-name="P43">User: sa</text:p>
          <text:p text:style-name="P43">Password: </text:p>
          <text:p text:style-name="P43"/>
        </text:list-item>
        <text:list-item>
          <text:p text:style-name="P10">Una vez se haya hecho la conexión, ejecutar las siguientes instrucciones:</text:p>
          <text:p text:style-name="P43"/>
          <text:p text:style-name="P43">SCRIPT 'EPSG.sql';</text:p>
          <text:p text:style-name="P43">SHUTDOWN COMPACT;</text:p>
          <text:p text:style-name="P41"/>
          <text:p text:style-name="P19">Ejecutándolas como consultas SQL.</text:p>
          <text:p text:style-name="P19"/>
        </text:list-item>
        <text:list-item>
          <text:p text:style-name="P10">Ahora nos habrá creado un fichero llamado EPSG.sql. Este fichero habrá que editarlo y realizar las siguientes operaciones con el mismo:</text:p>
        </text:list-item>
      </text:list>
      <text:p text:style-name="Standard"/>
      <text:list text:style-name="L3">
        <text:list-item>
          <text:p text:style-name="P35">Remove the <text:span text:style-name="Source_20_Text">SET DELAY 60</text:span> statement; 60 is already the default. </text:p>
        </text:list-item>
        <text:list-item>
          <text:p text:style-name="P35">Remove the <text:span text:style-name="Source_20_Text">CREATE USER "SA"</text:span> and <text:span text:style-name="Source_20_Text">GRANT DBA TO SA</text:span> statementsm (if exists). This user will exists before the script is run. </text:p>
        </text:list-item>
        <text:list-item>
          <text:p text:style-name="P35">Remove the <text:span text:style-name="Source_20_Text">CREATE SCHEMA PUBLIC</text:span> and <text:span text:style-name="Source_20_Text">SET SCHEMA PUBLIC</text:span> statements (if exists). This schema will exists before the script is run. </text:p>
        </text:list-item>
        <text:list-item>
          <text:p text:style-name="P35">In the table <text:span text:style-name="Source_20_Text">EPSG_DATUM</text:span>, change the type of column <text:span text:style-name="Source_20_Text">REALIZATION_EPOCH</text:span> to <text:span text:style-name="Source_20_Text">INTEGER</text:span>. </text:p>
        </text:list-item>
        <text:list-item>
          <text:p text:style-name="P35">Remove all <text:span text:style-name="Source_20_Text">ALTER TABLE ... FOREIGN KEY</text:span> statements.</text:p>
        </text:list-item>
        <text:list-item>
          <text:p text:style-name="P35">Remove all <text:span text:style-name="Source_20_Text">CONSTRAINT ... FOREIGN KEY</text:span> from the <text:span text:style-name="Source_20_Text">CREATE TABLE</text:span></text:p>
        </text:list-item>
        <text:list-item>
          <text:p text:style-name="P34">Add <text:span text:style-name="Source_20_Text">SHUTDOWN COMPACT</text:span> statement at the end of file. </text:p>
        </text:list-item>
      </text:list>
      <text:list text:style-name="L2" text:continue-numbering="true">
        <text:list-header>
          <text:p text:style-name="P10"/>
        </text:list-header>
        <text:list-item>
          <text:p text:style-name="P10">Ejecutar en el terminal la siguiente intrucción:</text:p>
          <text:p text:style-name="P10"/>
        </text:list-item>
      </text:list>
      <text:list text:style-name="L4">
        <text:list-item>
          <text:p text:style-name="P58">cd ..</text:p>
        </text:list-item>
        <text:list-item>
          <text:p text:style-name="P58">java org.geotools.referencing.factory.epsg.Compactor</text:p>
        </text:list-item>
      </text:list>
      <text:list text:style-name="L2" text:continue-numbering="true">
        <text:list-header>
          <text:p text:style-name="P10"/>
        </text:list-header>
        <text:list-item>
          <text:p text:style-name="P10">En eclipse, ejecutar el fichero Compactor.java, poniendo anteriormente el fichero EPSG.sql en la raíz del proyecto. Esto nos devuelve la base de datos en formato legible por geotools para poder montarla en el directorio temporal y acceder a ella. EPSG-compact.sql en la raíz del proyecto.</text:p>
          <text:p text:style-name="P10"/>
        </text:list-item>
        <text:list-item>
          <text:p text:style-name="P10">Incluir el fichero EPSG-compact.sql dentro del plugin epsg-hsql (en el paquete org.geotools.referencing.factory.epsg), renombrarla a EPSG.sql y hacer un nuevo build. Ya tendremos dentro de su jar, la última versión de la base de datos a utilizar.</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3-23T11:01:08</meta:creation-date>
    <dc:creator>Jose Luis</dc:creator>
    <dc:date>2008-01-22T10:19:43</dc:date>
    <dc:language>es-ES</dc:language>
    <meta:editing-cycles>35</meta:editing-cycles>
    <meta:editing-duration>PT7H34M31S</meta:editing-duration>
    <meta:user-defined meta:name="Info 1"/>
    <meta:user-defined meta:name="Info 2"/>
    <meta:user-defined meta:name="Info 3"/>
    <meta:user-defined meta:name="Info 4"/>
    <meta:document-statistic meta:table-count="0" meta:image-count="0" meta:object-count="0" meta:page-count="2" meta:paragraph-count="48" meta:word-count="620" meta:character-count="4036"/>
  </office:meta>
</office:document-meta>
</file>